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b2a" officeooo:paragraph-rsid="001c3b2a"/>
    </style:style>
    <style:style style:name="P2" style:family="paragraph" style:parent-style-name="Standard" style:list-style-name="L1">
      <style:text-properties officeooo:rsid="001c3b2a" officeooo:paragraph-rsid="001c3b2a"/>
    </style:style>
    <style:style style:name="P3" style:family="paragraph" style:parent-style-name="Standard">
      <style:text-properties fo:font-weight="bold" officeooo:rsid="001c3b2a" officeooo:paragraph-rsid="001c3b2a" style:font-weight-asian="bold" style:font-weight-complex="bold"/>
    </style:style>
    <style:style style:name="P4" style:family="paragraph" style:parent-style-name="Standard" style:list-style-name="L2">
      <style:text-properties fo:font-weight="bold" officeooo:rsid="001c3b2a" officeooo:paragraph-rsid="001c3b2a" style:font-weight-asian="bold" style:font-weight-complex="bold"/>
    </style:style>
    <style:style style:name="P5" style:family="paragraph" style:parent-style-name="Standard" style:list-style-name="L2">
      <style:text-properties fo:font-weight="normal" officeooo:rsid="001dfdc4" officeooo:paragraph-rsid="001dfdc4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213c57" officeooo:paragraph-rsid="00213c5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2df75" officeooo:paragraph-rsid="0022df75" style:font-weight-asian="normal" style:font-weight-complex="normal"/>
    </style:style>
    <style:style style:name="P8" style:family="paragraph" style:parent-style-name="Standard" style:list-style-name="L2">
      <style:text-properties officeooo:paragraph-rsid="00244473"/>
    </style:style>
    <style:style style:name="P9" style:family="paragraph" style:parent-style-name="Standard" style:list-style-name="L4">
      <style:text-properties officeooo:rsid="00244473" officeooo:paragraph-rsid="002444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60e6"/>
    </style:style>
    <style:style style:name="T4" style:family="text">
      <style:text-properties officeooo:rsid="0024447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447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la <text:span text:style-name="T1">compilazione</text:span> di tutti i file C e H abbiamo pensato di creare un MakeFile senza esereguire il comando a mano per ognuno. Una volta digitato il comando “make” da terminale si potranno eseguire vari comando suggeriti a schermo per compiere azioni diverse tra cui :</text:p>
      <text:p text:style-name="P1"/>
      <text:list xml:id="list2739518311" text:style-name="L1">
        <text:list-item>
          <text:p text:style-name="P2">./opt_generator : genera dei parametri casuali per opt,conf</text:p>
        </text:list-item>
        <text:list-item>
          <text:p text:style-name="P2">./gestore : esegue la simulazione </text:p>
        </text:list-item>
        <text:list-item>
          <text:p text:style-name="P2">Ctrl+C : interrompe la simulazione </text:p>
        </text:list-item>
        <text:list-item>
          <text:p text:style-name="P2">make log : esamina il file di log</text:p>
        </text:list-item>
        <text:list-item>
          <text:p text:style-name="P2">make clean : elimina i file eseguibili </text:p>
        </text:list-item>
      </text:list>
      <text:p text:style-name="P1"/>
      <text:p text:style-name="P1">Per la sua completa <text:span text:style-name="T1">esecuzione</text:span> basterà digitare da terminale “./gestore” e verrà avviata l’intera simulazione.</text:p>
      <text:p text:style-name="P1"/>
      <text:p text:style-name="P3">Scelte progettuali :</text:p>
      <text:list xml:id="list3195584085" text:style-name="L2">
        <text:list-header>
          <text:p text:style-name="P4"/>
        </text:list-header>
        <text:list-item>
          <text:p text:style-name="P5">Per la comunicazione tra Studenti quindi per permettersi di invitarsi abbiamo deciso di utilizzare una <text:span text:style-name="T2">Coda di Messaggi</text:span> . La struttura del messaggio da inviare è formata dal campo type che contiene la matricola dello Studente a cui vuole inviare il messaggio e il campo text il relativo messaggio che dovrà ricevere il destinatario.</text:p>
        </text:list-item>
        <text:list-item>
          <text:p text:style-name="P5">Per condividere le informazioni tra studenti ( es. votoAde , matricola , numero membri gruppo … ) <text:s/>abbiamo utilizzato una Memoria Condivisa . Sarà presente in MC un array di tipo info_student che conterrà per ogni studente le informazioni riguardanti (matricola,nof_elems,voto_Ade,gruppo di cui fa parte) , un array di tipo info_group che descriverà le informazioni del gruppo creato (n_members,is_closed,max_voto) infine <text:span text:style-name="T3">il valore del timer che verrà aggiornato ,ogni 10% <text:s/>del tempo della simulazione, dal gestore in modo che gli studenti possano sapere il tempo mancante per la creazione e chiusura dei gruppi</text:span></text:p>
        </text:list-item>
        <text:list-item>
          <text:p text:style-name="P6">E’ stato deciso di utilizzare un semaforo,settato a 0,per la sincronizzazione dell’inizio della simulazione da parte di tutti i processi. Ogni processo che avrà terminato la sua inizializzazione dovrà effettuare una wait() sul semaforo. In seguito il gestore controllerà che il valore del semaforo sia -POPSIZE verranno sbloccati.</text:p>
        </text:list-item>
        <text:list-item>
          <text:p text:style-name="P7">Sono stati utilizzati due array : invitati (contiene lo stato dell’invito mandato allo studente : Non Invitato , Invitato , Risposto) e inviti (contiene lo stato degli inviti ricevuto da altri studenti : Non sono stato invitato , Invitato ) . Tutto questo per far si che magari non si reinviti lo stesso studente o si inviti uno studente che mi aveva precedentemente invitato e avevo deciso di rifiutare.</text:p>
        </text:list-item>
        <text:list-item>
          <text:p text:style-name="P7">Abbiamo implementato un array di semafori , inizializzati a 1 , ogni elemento è riferito a uno studente . Prima che uno studente controlli se ha eventuali messaggi nella coda deve fare una wait() sul proprio semaforo così che nessuno altro studente lo possa contattare ( inviti mandati solo se semaforo dell’altro studente è uguale a 1 ) . Quando uno studente ne vuole invitare un altro , prima deve controllare che il suo semaforo non sia 0 , perché altrimenti vuol dire che sta facendo delle operazioni , poi eseguire una wait() sul semaforo dello studente da invitare e anche sul proprio . Dopo di ch<text:span text:style-name="T4">e potrà inviare l’invito.</text:span></text:p>
        </text:list-item>
        <text:list-item>
          <text:p text:style-name="P8"><text:span text:style-name="T6">Sono stati realizzati degli Header in supporto ad alcuni file C così da alleggerire il codice , come :</text:span></text:p>
        </text:list-item>
      </text:list>
      <text:list xml:id="list156050333" text:style-name="L4">
        <text:list-item>
          <text:list>
            <text:list-item>
              <text:list>
                <text:list-item>
                  <text:p text:style-name="P9"><text:span text:style-name="T5">config.h <text:s text:c="2"/>– dichiarazione di alcune macro </text:span></text:p>
                </text:list-item>
                <text:list-item>
                  <text:p text:style-name="P9"><text:span text:style-name="T5">conf_reader.h – dati per la simulazione </text:span></text:p>
                </text:list-item>
                <text:list-item>
                  <text:p text:style-name="P9"><text:span text:style-name="T5">error.h – macro per gli errori</text:span></text:p>
                </text:list-item>
                <text:list-item>
                  <text:p text:style-name="P9"><text:span text:style-name="T5">sem_util-h – dichiarazione funzioni riguardanti i semafori e strutture</text:span></text:p>
                </text:list-item>
                <text:list-item>
                  <text:p text:style-name="P9"><text:span text:style-name="T5">shm_util.h – strutture riguardanti gli studenti </text:span></text:p>
                </text:list-item>
                <text:list-item>
                  <text:p text:style-name="P9"><text:span text:style-name="T5">sig_util.h – dichiarazione funzione gestione segnali</text:span></text:p>
                </text:list-item>
                <text:list-item>
                  <text:p text:style-name="P9"><text:span text:style-name="T5">stud.h – dichiarazione funzioni utilizzate dallo studente nel suo codice</text:span></text:p>
                </text:list-item>
                <text:list-item>
                  <text:p text:style-name="P9"><text:span text:style-name="T5">time_util.h – dichiarazione funzioni tim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5:15.422929005</meta:creation-date>
    <dc:date>2019-01-16T12:50:20.880608988</dc:date>
    <meta:editing-duration>PT8M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556" meta:character-count="3422" meta:non-whitespace-character-count="2890"/>
  </office:meta>
</office:document-meta>
</file>